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Objekt-Metapher-Tabelle" style:family="table">
      <style:table-properties style:width="17cm" fo:margin-left="0cm" table:align="left"/>
    </style:style>
    <style:style style:name="Objekt-Metapher-Tabelle.A" style:family="table-column">
      <style:table-column-properties style:column-width="4.995cm"/>
    </style:style>
    <style:style style:name="Objekt-Metapher-Tabelle.B" style:family="table-column">
      <style:table-column-properties style:column-width="0.974cm"/>
    </style:style>
    <style:style style:name="Objekt-Metapher-Tabelle.C" style:family="table-column">
      <style:table-column-properties style:column-width="0.79cm"/>
    </style:style>
    <style:style style:name="Objekt-Metapher-Tabelle.D" style:family="table-column">
      <style:table-column-properties style:column-width="1.009cm"/>
    </style:style>
    <style:style style:name="Objekt-Metapher-Tabelle.E" style:family="table-column">
      <style:table-column-properties style:column-width="0.995cm"/>
    </style:style>
    <style:style style:name="Objekt-Metapher-Tabelle.F" style:family="table-column">
      <style:table-column-properties style:column-width="1.101cm"/>
    </style:style>
    <style:style style:name="Objekt-Metapher-Tabelle.G" style:family="table-column">
      <style:table-column-properties style:column-width="1.207cm"/>
    </style:style>
    <style:style style:name="Objekt-Metapher-Tabelle.J" style:family="table-column">
      <style:table-column-properties style:column-width="3.835cm"/>
    </style:style>
    <style:style style:name="Objekt-Metapher-Tabelle.1" style:family="table-row">
      <style:table-row-properties style:min-row-height="2.002cm"/>
    </style:style>
    <style:style style:name="Objekt-Metapher-Tabelle.A1" style:family="table-cell">
      <style:table-cell-properties fo:padding="0.097cm" fo:border-left="0.05pt solid #000000" fo:border-right="none" fo:border-top="0.05pt solid #000000" fo:border-bottom="0.05pt solid #000000"/>
    </style:style>
    <style:style style:name="Objekt-Metapher-Tabelle.B1" style:family="table-cell">
      <style:table-cell-properties fo:padding="0.097cm" fo:border-left="0.05pt solid #000000" fo:border-right="none" fo:border-top="0.05pt solid #000000" fo:border-bottom="0.05pt solid #000000" style:writing-mode="tb-rl"/>
    </style:style>
    <style:style style:name="Objekt-Metapher-Tabelle.J1" style:family="table-cell">
      <style:table-cell-properties fo:padding="0.097cm" fo:border="0.05pt solid #000000"/>
    </style:style>
    <style:style style:name="Objekt-Metapher-Tabelle.2" style:family="table-row">
      <style:table-row-properties style:min-row-height="13.757cm"/>
    </style:style>
    <style:style style:name="Objekt-Metapher-Tabelle.A2" style:family="table-cell">
      <style:table-cell-properties fo:padding="0.097cm" fo:border-left="0.05pt solid #000000" fo:border-right="none" fo:border-top="none" fo:border-bottom="0.05pt solid #000000"/>
    </style:style>
    <style:style style:name="Objekt-Metapher-Tabelle.B2" style:family="table-cell">
      <style:table-cell-properties fo:padding="0.097cm" fo:border-left="0.05pt solid #000000" fo:border-right="none" fo:border-top="none" fo:border-bottom="0.05pt solid #000000"/>
    </style:style>
    <style:style style:name="Objekt-Metapher-Tabelle.C2" style:family="table-cell">
      <style:table-cell-properties fo:padding="0.097cm" fo:border-left="0.05pt solid #000000" fo:border-right="none" fo:border-top="none" fo:border-bottom="0.05pt solid #000000"/>
    </style:style>
    <style:style style:name="Objekt-Metapher-Tabelle.D2" style:family="table-cell">
      <style:table-cell-properties fo:padding="0.097cm" fo:border-left="0.05pt solid #000000" fo:border-right="none" fo:border-top="none" fo:border-bottom="0.05pt solid #000000"/>
    </style:style>
    <style:style style:name="Objekt-Metapher-Tabelle.E2" style:family="table-cell">
      <style:table-cell-properties fo:padding="0.097cm" fo:border-left="0.05pt solid #000000" fo:border-right="none" fo:border-top="none" fo:border-bottom="0.05pt solid #000000"/>
    </style:style>
    <style:style style:name="Objekt-Metapher-Tabelle.F2" style:family="table-cell">
      <style:table-cell-properties fo:padding="0.097cm" fo:border-left="0.05pt solid #000000" fo:border-right="none" fo:border-top="none" fo:border-bottom="0.05pt solid #000000"/>
    </style:style>
    <style:style style:name="Objekt-Metapher-Tabelle.G2" style:family="table-cell">
      <style:table-cell-properties fo:padding="0.097cm" fo:border-left="0.05pt solid #000000" fo:border-right="none" fo:border-top="none" fo:border-bottom="0.05pt solid #000000"/>
    </style:style>
    <style:style style:name="Objekt-Metapher-Tabelle.H2" style:family="table-cell">
      <style:table-cell-properties fo:padding="0.097cm" fo:border-left="0.05pt solid #000000" fo:border-right="none" fo:border-top="none" fo:border-bottom="0.05pt solid #000000"/>
    </style:style>
    <style:style style:name="Objekt-Metapher-Tabelle.I2" style:family="table-cell">
      <style:table-cell-properties fo:padding="0.097cm" fo:border-left="0.05pt solid #000000" fo:border-right="none" fo:border-top="none" fo:border-bottom="0.05pt solid #000000"/>
    </style:style>
    <style:style style:name="Objekt-Metapher-Tabelle.J2" style:family="table-cell">
      <style:table-cell-properties fo:padding="0.097cm" fo:border-left="0.05pt solid #000000" fo:border-right="0.05pt solid #000000" fo:border-top="none" fo:border-bottom="0.05pt solid #000000"/>
    </style:style>
    <style:style style:name="Objekt-Metapher-Tabelle.A3" style:family="table-cell">
      <style:table-cell-properties fo:padding="0.097cm" fo:border-left="0.05pt solid #000000" fo:border-right="none" fo:border-top="none" fo:border-bottom="0.05pt solid #000000"/>
    </style:style>
    <style:style style:name="Objekt-Metapher-Tabelle.B3" style:family="table-cell">
      <style:table-cell-properties fo:padding="0.097cm" fo:border-left="0.05pt solid #000000" fo:border-right="none" fo:border-top="none" fo:border-bottom="0.05pt solid #000000"/>
    </style:style>
    <style:style style:name="Objekt-Metapher-Tabelle.C3" style:family="table-cell">
      <style:table-cell-properties fo:padding="0.097cm" fo:border-left="0.05pt solid #000000" fo:border-right="none" fo:border-top="none" fo:border-bottom="0.05pt solid #000000"/>
    </style:style>
    <style:style style:name="Objekt-Metapher-Tabelle.D3" style:family="table-cell">
      <style:table-cell-properties fo:padding="0.097cm" fo:border-left="0.05pt solid #000000" fo:border-right="none" fo:border-top="none" fo:border-bottom="0.05pt solid #000000"/>
    </style:style>
    <style:style style:name="Objekt-Metapher-Tabelle.E3" style:family="table-cell">
      <style:table-cell-properties fo:padding="0.097cm" fo:border-left="0.05pt solid #000000" fo:border-right="none" fo:border-top="none" fo:border-bottom="0.05pt solid #000000"/>
    </style:style>
    <style:style style:name="Objekt-Metapher-Tabelle.F3" style:family="table-cell">
      <style:table-cell-properties fo:padding="0.097cm" fo:border-left="0.05pt solid #000000" fo:border-right="none" fo:border-top="none" fo:border-bottom="0.05pt solid #000000"/>
    </style:style>
    <style:style style:name="Objekt-Metapher-Tabelle.G3" style:family="table-cell">
      <style:table-cell-properties fo:padding="0.097cm" fo:border-left="0.05pt solid #000000" fo:border-right="none" fo:border-top="none" fo:border-bottom="0.05pt solid #000000"/>
    </style:style>
    <style:style style:name="Objekt-Metapher-Tabelle.H3" style:family="table-cell">
      <style:table-cell-properties fo:padding="0.097cm" fo:border-left="0.05pt solid #000000" fo:border-right="none" fo:border-top="none" fo:border-bottom="0.05pt solid #000000"/>
    </style:style>
    <style:style style:name="Objekt-Metapher-Tabelle.I3" style:family="table-cell">
      <style:table-cell-properties fo:padding="0.097cm" fo:border-left="0.05pt solid #000000" fo:border-right="none" fo:border-top="none" fo:border-bottom="0.05pt solid #000000"/>
    </style:style>
    <style:style style:name="Objekt-Metapher-Tabelle.J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fo:font-weight="bold" officeooo:rsid="001b62cc" officeooo:paragraph-rsid="001b62cc" style:font-size-asian="10pt" style:font-weight-asian="bold" style:font-size-complex="10pt" style:font-weight-complex="bold"/>
    </style:style>
    <style:style style:name="P2" style:family="paragraph" style:parent-style-name="Table_20_Contents">
      <style:text-properties fo:font-size="10pt" fo:font-weight="bold" officeooo:rsid="001dab53" officeooo:paragraph-rsid="001dab53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size="10pt" fo:font-weight="bold" officeooo:rsid="001debd0" officeooo:paragraph-rsid="001debd0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size="10pt" fo:font-weight="bold" officeooo:rsid="0021ecda" officeooo:paragraph-rsid="0021ecda" style:font-size-asian="10pt" style:font-weight-asian="bold" style:font-size-complex="10pt" style:font-weight-complex="bold"/>
    </style:style>
    <style:style style:name="P5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 style:list-style-name="L1">
      <style:text-properties officeooo:rsid="001dab53" officeooo:paragraph-rsid="001dab53"/>
    </style:style>
    <style:style style:name="P7" style:family="paragraph" style:parent-style-name="Table_20_Contents" style:list-style-name="L1">
      <style:text-properties officeooo:rsid="001debd0" officeooo:paragraph-rsid="001debd0"/>
    </style:style>
    <style:style style:name="P8" style:family="paragraph" style:parent-style-name="Table_20_Contents" style:list-style-name="L1">
      <style:text-properties officeooo:rsid="001debd0" officeooo:paragraph-rsid="00261d47"/>
    </style:style>
    <style:style style:name="P9" style:family="paragraph" style:parent-style-name="Table_20_Contents">
      <style:text-properties officeooo:rsid="001debd0" officeooo:paragraph-rsid="001debd0"/>
    </style:style>
    <style:style style:name="P10" style:family="paragraph" style:parent-style-name="Table_20_Contents">
      <style:text-properties officeooo:rsid="001debd0" officeooo:paragraph-rsid="00247be3"/>
    </style:style>
    <style:style style:name="P11" style:family="paragraph" style:parent-style-name="Table_20_Contents" style:list-style-name="L1">
      <style:text-properties officeooo:rsid="001f13b4" officeooo:paragraph-rsid="001f13b4"/>
    </style:style>
    <style:style style:name="P12" style:family="paragraph" style:parent-style-name="Table_20_Contents">
      <style:text-properties officeooo:rsid="001f13b4" officeooo:paragraph-rsid="001f13b4"/>
    </style:style>
    <style:style style:name="P13" style:family="paragraph" style:parent-style-name="Table_20_Contents">
      <style:text-properties officeooo:rsid="001f8e94" officeooo:paragraph-rsid="001f8e94"/>
    </style:style>
    <style:style style:name="P14" style:family="paragraph" style:parent-style-name="Table_20_Contents">
      <style:text-properties officeooo:rsid="00213f8a" officeooo:paragraph-rsid="00213f8a"/>
    </style:style>
    <style:style style:name="P15" style:family="paragraph" style:parent-style-name="Table_20_Contents">
      <style:text-properties officeooo:paragraph-rsid="00213f8a"/>
    </style:style>
    <style:style style:name="P16" style:family="paragraph" style:parent-style-name="Table_20_Contents">
      <style:text-properties officeooo:rsid="00216d51" officeooo:paragraph-rsid="00216d51"/>
    </style:style>
    <style:style style:name="P17" style:family="paragraph" style:parent-style-name="Table_20_Contents">
      <style:text-properties officeooo:rsid="0021ecda" officeooo:paragraph-rsid="0021ecda"/>
    </style:style>
    <style:style style:name="P18" style:family="paragraph" style:parent-style-name="Table_20_Contents" style:list-style-name="L1">
      <style:text-properties officeooo:rsid="0021ecda" officeooo:paragraph-rsid="0021ecda"/>
    </style:style>
    <style:style style:name="P19" style:family="paragraph" style:parent-style-name="Table_20_Contents">
      <style:text-properties officeooo:paragraph-rsid="0021ecda"/>
    </style:style>
    <style:style style:name="P20" style:family="paragraph" style:parent-style-name="Table_20_Contents">
      <style:text-properties officeooo:rsid="0023df02" officeooo:paragraph-rsid="0023df02"/>
    </style:style>
    <style:style style:name="P21" style:family="paragraph" style:parent-style-name="Table_20_Contents">
      <style:text-properties officeooo:rsid="00247be3" officeooo:paragraph-rsid="00247be3"/>
    </style:style>
    <style:style style:name="P22" style:family="paragraph" style:parent-style-name="Table_20_Contents" style:list-style-name="L1">
      <style:text-properties officeooo:rsid="00247be3" officeooo:paragraph-rsid="00247be3"/>
    </style:style>
    <style:style style:name="P23" style:family="paragraph" style:parent-style-name="Table_20_Contents">
      <style:text-properties officeooo:paragraph-rsid="00247be3"/>
    </style:style>
    <style:style style:name="P24" style:family="paragraph" style:parent-style-name="Table_20_Contents">
      <style:text-properties officeooo:rsid="00261d47" officeooo:paragraph-rsid="00261d47"/>
    </style:style>
    <style:style style:name="P25" style:family="paragraph" style:parent-style-name="Table_20_Contents">
      <style:text-properties fo:font-size="10.5pt" officeooo:rsid="002800e1" officeooo:paragraph-rsid="002800e1" style:font-size-asian="10.5pt" style:font-size-complex="10.5pt"/>
    </style:style>
    <style:style style:name="T1" style:family="text">
      <style:text-properties officeooo:rsid="001f13b4"/>
    </style:style>
    <style:style style:name="T2" style:family="text">
      <style:text-properties officeooo:rsid="00213f8a"/>
    </style:style>
    <style:style style:name="T3" style:family="text">
      <style:text-properties officeooo:rsid="0021ecda"/>
    </style:style>
    <style:style style:name="T4" style:family="text">
      <style:text-properties officeooo:rsid="00247be3"/>
    </style:style>
    <style:style style:name="T5" style:family="text">
      <style:text-properties officeooo:rsid="00261d47"/>
    </style:style>
    <style:style style:name="T6" style:family="text">
      <style:text-properties officeooo:rsid="0027116f"/>
    </style:style>
    <style:style style:name="T7" style:family="text">
      <style:text-properties officeooo:rsid="0027c12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Objekt-Metapher-Tabelle" table:style-name="Objekt-Metapher-Tabelle">
        <table:table-column table:style-name="Objekt-Metapher-Tabelle.A"/>
        <table:table-column table:style-name="Objekt-Metapher-Tabelle.B"/>
        <table:table-column table:style-name="Objekt-Metapher-Tabelle.C"/>
        <table:table-column table:style-name="Objekt-Metapher-Tabelle.D"/>
        <table:table-column table:style-name="Objekt-Metapher-Tabelle.E"/>
        <table:table-column table:style-name="Objekt-Metapher-Tabelle.F"/>
        <table:table-column table:style-name="Objekt-Metapher-Tabelle.G"/>
        <table:table-column table:style-name="Objekt-Metapher-Tabelle.E"/>
        <table:table-column table:style-name="Objekt-Metapher-Tabelle.F"/>
        <table:table-column table:style-name="Objekt-Metapher-Tabelle.J"/>
        <table:table-row table:style-name="Objekt-Metapher-Tabelle.1">
          <table:table-cell table:style-name="Objekt-Metapher-Tabelle.A1" office:value-type="string">
            <text:p text:style-name="P1">Aktion/</text:p>
            <text:p text:style-name="P1">Attribut</text:p>
            <text:p text:style-name="P1"/>
            <text:p text:style-name="P1"/>
            <text:p text:style-name="P1"/>
          </table:table-cell>
          <table:table-cell table:style-name="Objekt-Metapher-Tabelle.B1" office:value-type="string">
            <text:p text:style-name="P1">Checkbox</text:p>
          </table:table-cell>
          <table:table-cell table:style-name="Objekt-Metapher-Tabelle.B1" office:value-type="string">
            <text:p text:style-name="P4">Listbox</text:p>
          </table:table-cell>
          <table:table-cell table:style-name="Objekt-Metapher-Tabelle.B1" office:value-type="string">
            <text:p text:style-name="P1">Drag And Drop</text:p>
          </table:table-cell>
          <table:table-cell table:style-name="Objekt-Metapher-Tabelle.B1" office:value-type="string">
            <text:p text:style-name="P1">Listenzeile</text:p>
          </table:table-cell>
          <table:table-cell table:style-name="Objekt-Metapher-Tabelle.B1" office:value-type="string">
            <text:p text:style-name="P2">Schaltfläche</text:p>
          </table:table-cell>
          <table:table-cell table:style-name="Objekt-Metapher-Tabelle.B1" office:value-type="string">
            <text:p text:style-name="P1">Scrollbar</text:p>
          </table:table-cell>
          <table:table-cell table:style-name="Objekt-Metapher-Tabelle.B1" office:value-type="string">
            <text:p text:style-name="P1">Textfeld</text:p>
          </table:table-cell>
          <table:table-cell table:style-name="Objekt-Metapher-Tabelle.B1" office:value-type="string">
            <text:p text:style-name="P3"><text:s text:c="2"/><text:span text:style-name="T1">Sonstiges</text:span></text:p>
          </table:table-cell>
          <table:table-cell table:style-name="Objekt-Metapher-Tabelle.J1" office:value-type="string">
            <text:p text:style-name="P5"/>
          </table:table-cell>
        </table:table-row>
        <table:table-row table:style-name="Objekt-Metapher-Tabelle.2">
          <table:table-cell table:style-name="Objekt-Metapher-Tabelle.A3" office:value-type="string">
            <text:list xml:id="list3206536262" text:style-name="L1">
              <text:list-item>
                <text:p text:style-name="P11">Schnelle Reinigung starten</text:p>
              </text:list-item>
              <text:list-item>
                <text:p text:style-name="P11">Roboter und Räume Verwalten</text:p>
              </text:list-item>
              <text:list-item>
                <text:p text:style-name="P11">Zeitpläne verwalten</text:p>
              </text:list-item>
              <text:list-item>
                <text:p text:style-name="P11">Vorlagen verwalten</text:p>
              </text:list-item>
              <text:list-item>
                <text:p text:style-name="P11">Statistiken einsehen</text:p>
              </text:list-item>
              <text:list-item>
                <text:p text:style-name="P6">Stockwerk/ <text:span text:style-name="T6">Raum/ Roboter</text:span> hinzufügen</text:p>
              </text:list-item>
              <text:list-item>
                <text:p text:style-name="P6">Stockwerk/ <text:span text:style-name="T6">Raum/ Roboter </text:span>entfernen</text:p>
              </text:list-item>
              <text:list-item>
                <text:p text:style-name="P6">Pairing</text:p>
              </text:list-item>
              <text:list-item>
                <text:p text:style-name="P6">Modus auswählen</text:p>
              </text:list-item>
              <text:list-item>
                <text:p text:style-name="P6">Stockwerk auswählen</text:p>
              </text:list-item>
              <text:list-item>
                <text:p text:style-name="P6">Raum scannen</text:p>
              </text:list-item>
              <text:list-item>
                <text:p text:style-name="P7">Terminplan öffnen</text:p>
              </text:list-item>
              <text:list-item>
                <text:p text:style-name="P7">Filter anpassen</text:p>
              </text:list-item>
              <text:list-item>
                <text:p text:style-name="P7"><text:span text:style-name="T7">Stockwerk/ </text:span>R<text:span text:style-name="T7">a</text:span>um/ Roboter verwalten</text:p>
              </text:list-item>
              <text:list-item>
                <text:p text:style-name="P22">Events im Kalender verschieben</text:p>
              </text:list-item>
              <text:list-item>
                <text:p text:style-name="P7">Haus einfügen</text:p>
              </text:list-item>
              <text:list-item>
                <text:p text:style-name="P7">Stockwerk einfügen</text:p>
              </text:list-item>
              <text:list-item>
                <text:p text:style-name="P7">Zimmer einfügen</text:p>
              </text:list-item>
              <text:list-item>
                <text:p text:style-name="P7">Roboter auswählen</text:p>
              </text:list-item>
              <text:list-item>
                <text:p text:style-name="P7">Roboter entfernen</text:p>
              </text:list-item>
            </text:list>
          </table:table-cell>
          <table:table-cell table:style-name="Objekt-Metapher-Tabelle.B2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><text:s text:c="2"/>x</text:p>
            <text:p text:style-name="P14"><text:s text:c="2"/>x</text:p>
          </table:table-cell>
          <table:table-cell table:style-name="Objekt-Metapher-Tabelle.C2" office:value-type="string">
            <text:p text:style-name="P9"><text:s/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21"><text:s/>x</text:p>
            <text:p text:style-name="P9"><text:s/><text:span text:style-name="T4">x</text:span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10"><text:s/></text:p>
            <text:p text:style-name="P10"><text:span text:style-name="T3"><text:s/>x</text:span></text:p>
            <text:p text:style-name="P9"><text:s/><text:span text:style-name="T3">x</text:span></text:p>
            <text:p text:style-name="P9"><text:s/><text:span text:style-name="T3">x</text:span></text:p>
            <text:p text:style-name="P9"/>
            <text:p text:style-name="P9"/>
            <text:p text:style-name="P9"/>
            <text:p text:style-name="P9"/>
            <text:p text:style-name="P9"/>
          </table:table-cell>
          <table:table-cell table:style-name="Objekt-Metapher-Tabelle.D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23"><text:span text:style-name="T4"><text:s text:c="2"/>x</text:span></text:p>
            <text:p text:style-name="Table_20_Contents"/>
          </table:table-cell>
          <table:table-cell table:style-name="Objekt-Metapher-Tabelle.E2" office:value-type="string">
            <text:p text:style-name="Table_20_Contents"/>
          </table:table-cell>
          <table:table-cell table:style-name="Objekt-Metapher-Tabelle.F3" office:value-type="string">
            <text:p text:style-name="P12"><text:s text:c="2"/>x</text:p>
            <text:p text:style-name="P12"/>
            <text:p text:style-name="P12"><text:s text:c="2"/>x</text:p>
            <text:p text:style-name="P12"/>
            <text:p text:style-name="P12"><text:s text:c="2"/>x</text:p>
            <text:p text:style-name="P12"><text:s text:c="2"/>x</text:p>
            <text:p text:style-name="P12"><text:s text:c="2"/>x</text:p>
            <text:p text:style-name="P13"><text:s text:c="2"/>x</text:p>
            <text:p text:style-name="P13"/>
            <text:p text:style-name="P13"/>
            <text:p text:style-name="P13"/>
            <text:p text:style-name="P14"><text:s text:c="2"/>x</text:p>
            <text:p text:style-name="P13"/>
            <text:p text:style-name="P13"/>
            <text:p text:style-name="P13"/>
            <text:p text:style-name="P14"><text:s text:c="2"/>x</text:p>
            <text:p text:style-name="P14"><text:s text:c="2"/>x</text:p>
            <text:p text:style-name="P14"><text:s text:c="2"/>x</text:p>
            <text:p text:style-name="P14"><text:s text:c="2"/>x</text:p>
            <text:p text:style-name="P14"/>
            <text:p text:style-name="P14"/>
            <text:p text:style-name="P14"/>
            <text:p text:style-name="P14"/>
          </table:table-cell>
          <table:table-cell table:style-name="Objekt-Metapher-Tabelle.G2" office:value-type="string">
            <text:p text:style-name="Table_20_Contents"/>
          </table:table-cell>
          <table:table-cell table:style-name="Objekt-Metapher-Tabelle.H2" office:value-type="string">
            <text:p text:style-name="Table_20_Contents"/>
          </table:table-cell>
          <table:table-cell table:style-name="Objekt-Metapher-Tabelle.I2" office:value-type="string">
            <text:p text:style-name="P9"><text:s text:c="3"/></text:p>
            <text:p text:style-name="P9"><text:s text:c="3"/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12"><text:span text:style-name="T5"><text:s text:c="2"/>x</text:span> <text:s text:c="2"/></text:p>
            <text:p text:style-name="P9"/>
            <text:p text:style-name="P9"><text:s/></text:p>
            <text:p text:style-name="P9"/>
            <text:p text:style-name="P9"/>
            <text:p text:style-name="P14"><text:s text:c="2"/></text:p>
            <text:p text:style-name="P14"><text:s text:c="2"/></text:p>
            <text:p text:style-name="P9"/>
            <text:p text:style-name="P9"><text:s text:c="3"/></text:p>
            <text:p text:style-name="P9"><text:s text:c="3"/></text:p>
            <text:p text:style-name="P9"/>
            <text:p text:style-name="P9"/>
            <text:p text:style-name="P9"/>
            <text:p text:style-name="P14"><text:s/></text:p>
            <text:p text:style-name="P14"/>
            <text:p text:style-name="P14"/>
          </table:table-cell>
          <table:table-cell table:style-name="Objekt-Metapher-Tabelle.J2" office:value-type="string">
            <text:p text:style-name="P25">Öffnet PopUp-Fenster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15"><text:span text:style-name="T2">Klick in „+“</text:span></text:p>
            <text:p text:style-name="P12"/>
            <text:p text:style-name="P13">Klick in „x“ im rechten oberen Eck</text:p>
            <text:p text:style-name="P13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  <table:table-row>
          <table:table-cell table:style-name="Objekt-Metapher-Tabelle.A3" office:value-type="string">
            <text:list xml:id="list102454666167070" text:continue-numbering="true" text:style-name="L1">
              <text:list-item>
                <text:p text:style-name="P18">Liste <text:span text:style-name="T5">(Stockwerk/ Raum/ Aktion)</text:span></text:p>
              </text:list-item>
              <text:list-item>
                <text:p text:style-name="P7">(Roboter-)Name </text:p>
              </text:list-item>
              <text:list-item>
                <text:p text:style-name="P7">Hersteller</text:p>
              </text:list-item>
              <text:list-item>
                <text:p text:style-name="P7">Model</text:p>
              </text:list-item>
              <text:list-item>
                <text:p text:style-name="P7">Eingetragen seit</text:p>
              </text:list-item>
              <text:list-item>
                <text:p text:style-name="P7">Letzter Reinigungslauf</text:p>
              </text:list-item>
              <text:list-item>
                <text:p text:style-name="P7">Analysierte Karte</text:p>
              </text:list-item>
              <text:list-item>
                <text:p text:style-name="P7">(Raum-)Name</text:p>
              </text:list-item>
              <text:list-item>
                <text:p text:style-name="P7">Eingetragen seit</text:p>
              </text:list-item>
              <text:list-item>
                <text:p text:style-name="P7">Letzter Reinigungslauf</text:p>
              </text:list-item>
              <text:list-item>
                <text:p text:style-name="P7">Tag/Woche/Monat/ Jahr-Übersicht</text:p>
              </text:list-item>
              <text:list-item>
                <text:p text:style-name="P8">Zeit</text:p>
              </text:list-item>
              <text:list-item>
                <text:p text:style-name="P8">Haus</text:p>
              </text:list-item>
              <text:list-item>
                <text:p text:style-name="P7"><text:soft-page-break/>Stockwerk</text:p>
              </text:list-item>
              <text:list-item>
                <text:p text:style-name="P7">Zimmer</text:p>
              </text:list-item>
              <text:list-item>
                <text:p text:style-name="P7">Roboter</text:p>
              </text:list-item>
            </text:list>
          </table:table-cell>
          <table:table-cell table:style-name="Objekt-Metapher-Tabelle.B3" office:value-type="string">
            <text:p text:style-name="Table_20_Contents"/>
          </table:table-cell>
          <table:table-cell table:style-name="Objekt-Metapher-Tabelle.C3" office:value-type="string">
            <text:p text:style-name="Table_20_Contents"/>
          </table:table-cell>
          <table:table-cell table:style-name="Objekt-Metapher-Tabelle.D3" office:value-type="string">
            <text:p text:style-name="Table_20_Contents"/>
          </table:table-cell>
          <table:table-cell table:style-name="Objekt-Metapher-Tabelle.E3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17"/>
            <text:p text:style-name="P17">x</text:p>
            <text:p text:style-name="P17">x</text:p>
            <text:p text:style-name="P19"><text:soft-page-break/><text:span text:style-name="T3">x</text:span></text:p>
            <text:p text:style-name="P24">x</text:p>
          </table:table-cell>
          <table:table-cell table:style-name="Objekt-Metapher-Tabelle.F3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16"/>
            <text:p text:style-name="P16"/>
            <text:p text:style-name="P16">x</text:p>
            <text:p text:style-name="P16"/>
            <text:p text:style-name="P16"/>
          </table:table-cell>
          <table:table-cell table:style-name="Objekt-Metapher-Tabelle.G3" office:value-type="string">
            <text:p text:style-name="P17"><text:s text:c="2"/>x</text:p>
          </table:table-cell>
          <table:table-cell table:style-name="Objekt-Metapher-Tabelle.H3" office:value-type="string">
            <text:p text:style-name="P16"><text:s/></text:p>
            <text:p text:style-name="P16"><text:s/></text:p>
            <text:p text:style-name="P20"><text:s/>x</text:p>
            <text:p text:style-name="P20"><text:s/>x</text:p>
            <text:p text:style-name="P16"><text:s/>x</text:p>
            <text:p text:style-name="P16"><text:s/>x</text:p>
            <text:p text:style-name="P16"><text:s/>x</text:p>
            <text:p text:style-name="P16"/>
            <text:p text:style-name="P16"/>
            <text:p text:style-name="P16">x</text:p>
            <text:p text:style-name="P16">x</text:p>
            <text:p text:style-name="P16">x</text:p>
            <text:p text:style-name="P16"/>
            <text:p text:style-name="P16"/>
            <text:p text:style-name="P16"/>
            <text:p text:style-name="P16"/>
            <text:p text:style-name="P16"/>
            <text:p text:style-name="P16"><text:soft-page-break/></text:p>
            <text:p text:style-name="P16"/>
            <text:p text:style-name="P16">x</text:p>
          </table:table-cell>
          <table:table-cell table:style-name="Objekt-Metapher-Tabelle.I3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16"/>
            <text:p text:style-name="P16"/>
            <text:p text:style-name="P16">x</text:p>
          </table:table-cell>
          <table:table-cell table:style-name="Objekt-Metapher-Tabelle.J3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16"/>
            <text:p text:style-name="P16"/>
            <text:p text:style-name="P16">Bil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08:00:15.499000000</meta:creation-date>
    <dc:date>2020-05-08T10:24:53.160000000</dc:date>
    <meta:editing-duration>PT33M48S</meta:editing-duration>
    <meta:editing-cycles>5</meta:editing-cycles>
    <meta:generator>LibreOffice/5.4.5.1$Windows_X86_64 LibreOffice_project/79c9829dd5d8054ec39a82dc51cd9eff340dbee8</meta:generator>
    <meta:document-statistic meta:table-count="1" meta:image-count="0" meta:object-count="0" meta:page-count="2" meta:paragraph-count="98" meta:word-count="172" meta:character-count="937" meta:non-whitespace-character-count="817"/>
  </office:meta>
</office:document-meta>
</file>